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4pt" fo:font-weight="normal" officeooo:rsid="001b678d" officeooo:paragraph-rsid="001b678d"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style:font-name="Ubuntu" fo:font-size="24pt" fo:font-weight="normal" officeooo:rsid="00202ada" officeooo:paragraph-rsid="00202ada"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style:font-name="Ubuntu"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4" style:family="paragraph" style:parent-style-name="Standard">
      <style:paragraph-properties fo:text-align="center" style:justify-single-word="false"/>
      <style:text-properties style:font-name="Ubuntu" fo:font-size="18pt" fo:font-weight="normal" officeooo:rsid="001b678d" officeooo:paragraph-rsid="001b678d"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style:font-name="Ubuntu" fo:font-size="18pt" fo:font-weight="normal" officeooo:rsid="00202ada" officeooo:paragraph-rsid="00202ada" style:font-size-asian="18pt" style:font-weight-asian="normal" style:font-size-complex="18pt" style:font-weight-complex="normal"/>
    </style:style>
    <style:style style:name="P6" style:family="paragraph" style:parent-style-name="Standard">
      <style:paragraph-properties fo:text-align="start" style:justify-single-word="false"/>
      <style:text-properties style:font-name="Ubuntu" fo:font-size="18pt" fo:font-weight="bold" officeooo:rsid="001b678d" officeooo:paragraph-rsid="001b678d"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Ubuntu" fo:font-size="12pt" fo:font-weight="normal" officeooo:rsid="001b678d" officeooo:paragraph-rsid="001b678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Ubuntu" fo:font-size="12pt" fo:font-weight="normal" officeooo:rsid="0021b00c" officeooo:paragraph-rsid="0021b00c"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Ubuntu" fo:font-size="12pt" fo:font-weight="normal" officeooo:rsid="0029caf5" officeooo:paragraph-rsid="0029caf5"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Ubuntu" fo:font-size="12pt" fo:font-weight="normal" officeooo:rsid="002a736c" officeooo:paragraph-rsid="002a736c"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Ubuntu" fo:font-size="12pt" fo:font-weight="normal" officeooo:rsid="002ed238" officeooo:paragraph-rsid="002ed23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Ubuntu" fo:font-size="12pt" fo:font-weight="normal" officeooo:rsid="0052c027" officeooo:paragraph-rsid="0052c027"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Ubuntu" fo:font-size="12pt" fo:font-weight="normal" officeooo:rsid="00233875" officeooo:paragraph-rsid="00233875"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Ubuntu" fo:font-size="12pt" fo:font-weight="normal" officeooo:rsid="0053c02b" officeooo:paragraph-rsid="0053c02b"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Ubuntu" fo:font-size="12pt" fo:font-weight="normal" officeooo:rsid="0053c503" officeooo:paragraph-rsid="0053c503"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Ubuntu" fo:font-size="12pt" fo:font-weight="normal" officeooo:rsid="0024528e" officeooo:paragraph-rsid="0052c027"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style:font-name="Ubuntu" fo:font-size="32pt" fo:font-weight="bold" officeooo:rsid="00187970" officeooo:paragraph-rsid="00187970" style:font-size-asian="32pt" style:font-weight-asian="bold" style:font-size-complex="32pt" style:font-weight-complex="bold"/>
    </style:style>
    <style:style style:name="P18" style:family="paragraph" style:parent-style-name="Standard" style:list-style-name="L1">
      <style:paragraph-properties fo:text-align="start" style:justify-single-word="false"/>
      <style:text-properties style:font-name="Ubuntu" fo:font-size="10.6999998092651pt" officeooo:paragraph-rsid="001b678d"/>
    </style:style>
    <style:style style:name="P19" style:family="paragraph" style:parent-style-name="Standard" style:list-style-name="L1">
      <style:paragraph-properties fo:text-align="start" style:justify-single-word="false"/>
      <style:text-properties style:font-name="Ubuntu" fo:font-size="10.6999998092651pt" officeooo:paragraph-rsid="001cd2c0"/>
    </style:style>
    <style:style style:name="P20" style:family="paragraph" style:parent-style-name="Standard" style:list-style-name="L1">
      <style:paragraph-properties fo:text-align="start" style:justify-single-word="false"/>
      <style:text-properties style:font-name="Ubuntu" fo:font-size="10.6999998092651pt" officeooo:rsid="001dbe2d" officeooo:paragraph-rsid="001dbe2d"/>
    </style:style>
    <style:style style:name="P21" style:family="paragraph" style:parent-style-name="Standard" style:list-style-name="L1">
      <style:paragraph-properties fo:text-align="start" style:justify-single-word="false"/>
      <style:text-properties style:font-name="Ubuntu" fo:font-size="10.6999998092651pt" officeooo:rsid="001ef0c4" officeooo:paragraph-rsid="001dd524"/>
    </style:style>
    <style:style style:name="P22" style:family="paragraph" style:parent-style-name="Standard">
      <style:paragraph-properties fo:text-align="start" style:justify-single-word="false"/>
      <style:text-properties style:font-name="Ubuntu" fo:font-size="12pt" fo:font-weight="normal" officeooo:rsid="0053c02b" officeooo:paragraph-rsid="0053c02b"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Ubuntu" fo:font-size="12pt" fo:font-weight="normal" officeooo:rsid="00547655" officeooo:paragraph-rsid="00547655" style:font-size-asian="12pt" style:font-weight-asian="normal" style:font-size-complex="12pt" style:font-weight-complex="normal"/>
    </style:style>
    <style:style style:name="T1" style:family="text">
      <style:text-properties officeooo:rsid="0052c027"/>
    </style:style>
    <style:style style:name="T2" style:family="text">
      <style:text-properties officeooo:rsid="0053c02b"/>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CÁTEDRA DE SISTEMAS OPERATIVOS II</text:p>
      <text:p text:style-name="P1">Departamento de Computación</text:p>
      <text:p text:style-name="P3">FCEFyN - UNC</text:p>
      <text:p text:style-name="P1"/>
      <text:p text:style-name="P1"/>
      <text:p text:style-name="P2">Trabajo Practico Nro1</text:p>
      <text:p text:style-name="P1"/>
      <text:p text:style-name="P1"/>
      <text:p text:style-name="P2">Agustin Colazo</text:p>
      <text:p text:style-name="P1"/>
      <text:p text:style-name="P1"/>
      <text:p text:style-name="P1"/>
      <text:p text:style-name="P1"/>
      <text:p text:style-name="P1"/>
      <text:p text:style-name="P1"/>
      <text:p text:style-name="P1"/>
      <text:p text:style-name="P1"/>
      <text:p text:style-name="P1"/>
      <text:p text:style-name="P5">Cordoba, 2 de abril de 2017</text:p>
      <text:p text:style-name="P4"/>
      <text:p text:style-name="P6"><text:soft-page-break/>Índice</text:p>
      <text:list xml:id="list1002835981042393374" text:style-name="L1">
        <text:list-item>
          <text:p text:style-name="P18">Introducción</text:p>
        </text:list-item>
        <text:list-item>
          <text:p text:style-name="P19">Descripción General</text:p>
        </text:list-item>
        <text:list-item>
          <text:p text:style-name="P20">Diseño de solución</text:p>
        </text:list-item>
        <text:list-item>
          <text:p text:style-name="P20">Implementación y Resultados</text:p>
        </text:list-item>
        <text:list-item>
          <text:p text:style-name="P21">Conclusiones</text:p>
        </text:list-item>
      </text:list>
      <text:p text:style-name="P7"/>
      <text:p text:style-name="P11"/>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1. Introduccion</text:p>
      <text:p text:style-name="P12">A un radar Hidro-meteorológico que opera en Banda C (5,625 Ghz), al </text:p>
      <text:p text:style-name="P12">cual se le desea introducir un procesador Doppler que permita calcular la componete </text:p>
      <text:p text:style-name="P12">radial del campo velocidad.</text:p>
      <text:p text:style-name="P12"/>
      <text:p text:style-name="P16">2. Descripcion general</text:p>
      <text:p text:style-name="P13">El software a construir tiene, como objetivo principal, <text:span text:style-name="T1">leer los datos recolectados de los pulsos leidos por el ADC, los cuales se encuentran en formato binario en el archivo pulsos.iq. Luego, a partir de estos datos debera calcular varios gates y finalmente la autocorrelacion de la matriz (gates, pulsos) <text:s/>de las componentes vertical y horizontal de los pulsos.</text:span></text:p>
      <text:p text:style-name="P9"/>
      <text:p text:style-name="P11"><text:span text:style-name="T1">3</text:span>. Diseño de solucion</text:p>
      <text:p text:style-name="P12">Se va a desarrollar una aplicación que hara uso de paralelismo para la resolucion del problema. Se desglosa en dos el problema: la parte secuencial y la parte paralela.</text:p>
      <text:p text:style-name="P12">La parte secuencial se hara con un solo thread en la cual se leera y escribira sobre los archivos correspondientes.</text:p>
      <text:p text:style-name="P12">Para resolver la parte paralela se hara uso de la librería OpenMP y se paralelizara las operaciones sobre los gates. En este caso la unidad paralelizable seran los gates. Cada thread se encargara de calcular las columnas correspondientes a distintos gates. Y luego, se encargaran de calcular la autocorrelacion correspondiente a distintos gates.</text:p>
      <text:p text:style-name="P12">Por lo tanto cada thread se encargara de numero_de_gates/cantidad_de_threads de gates, la variable descrita anteriormente debe resultar en un entero a entre 1 y 500 para poder garantizar el correcto funcionamiento del programa.</text:p>
      <text:p text:style-name="P12"/>
      <text:p text:style-name="P11"><text:span text:style-name="T1">4</text:span>. Implementacion y Resultados</text:p>
      <text:p text:style-name="P14">La primera implementacion de la solucion se hizo de forma secuencial y se ejecuto localmente. Luego, se trabajo sobre el codigo secuencial con la librería OpenMP para realizar una version que explotara la paralelizacion del problema. Despues, se hizo uso de la librería time.h para hacer mediciones de los tiempos de ejecucion. Finalmente, se ejecuto el programa localmente y en el cluster.</text:p>
      <text:p text:style-name="P23">Se utilizo 50 threads en la ejecucion del programa.</text:p>
      <text:p text:style-name="P23">A continuacion se muestran unos graficos con 30 iteraciones del programa para comparar los tiempos de la ejecucion local y remota.</text:p>
      <text:p text:style-name="P14"/>
      <text:p text:style-name="P11"/>
      <text:p text:style-name="P11"><text:span text:style-name="T2">5</text:span>. Conclusiones</text:p>
      <text:p text:style-name="P15">No pude ejecutar el programa en el clu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05-07T22:36:09.182797684</dc:date>
    <meta:editing-duration>PT2H22M42S</meta:editing-duration>
    <meta:editing-cycles>52</meta:editing-cycles>
    <meta:generator>LibreOffice/4.2.8.2$Linux_X86_64 LibreOffice_project/420m0$Build-2</meta:generator>
    <meta:document-statistic meta:table-count="0" meta:image-count="0" meta:object-count="0" meta:page-count="3" meta:paragraph-count="29" meta:word-count="375" meta:character-count="2352" meta:non-whitespace-character-count="2008"/>
  </office:meta>
</office:document-meta>
</file>